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XO Thames" svg:font-family="'XO Thame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20d7cf"/>
    </style:style>
    <style:style style:name="P3" style:family="paragraph" style:parent-style-name="Standard">
      <style:text-properties officeooo:rsid="0020d7cf" officeooo:paragraph-rsid="0020d7cf"/>
    </style:style>
    <style:style style:name="P4" style:family="paragraph" style:parent-style-name="Standard">
      <style:text-properties officeooo:rsid="002220cf" officeooo:paragraph-rsid="0034de0b"/>
    </style:style>
    <style:style style:name="P5" style:family="paragraph" style:parent-style-name="Standard">
      <style:paragraph-properties fo:text-align="start" style:justify-single-word="false"/>
      <style:text-properties fo:font-style="normal" officeooo:rsid="002a8656" officeooo:paragraph-rsid="0034de0b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officeooo:rsid="00287e3f" officeooo:paragraph-rsid="0034de0b" style:font-style-asian="normal" style:font-style-complex="normal"/>
    </style:style>
    <style:style style:name="P7" style:family="paragraph" style:parent-style-name="Standard">
      <style:text-properties style:font-name="XO Thames" fo:font-size="12pt" fo:font-weight="bold" officeooo:rsid="001d80ca" officeooo:paragraph-rsid="0034de0b" style:font-size-asian="12pt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235ccc" officeooo:paragraph-rsid="0034de0b"/>
    </style:style>
    <style:style style:name="P9" style:family="paragraph" style:parent-style-name="Standard">
      <style:paragraph-properties fo:text-align="start" style:justify-single-word="false"/>
      <style:text-properties officeooo:rsid="00235ccc" officeooo:paragraph-rsid="0034de0b"/>
    </style:style>
    <style:style style:name="P10" style:family="paragraph" style:parent-style-name="Standard">
      <style:text-properties officeooo:rsid="00235ccc" officeooo:paragraph-rsid="0034de0b"/>
    </style:style>
    <style:style style:name="P11" style:family="paragraph" style:parent-style-name="Standard">
      <style:text-properties officeooo:paragraph-rsid="0034de0b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f0633" officeooo:paragraph-rsid="0035660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f0633" officeooo:paragraph-rsid="00356601" style:font-weight-asian="normal" style:font-weight-complex="normal"/>
    </style:style>
    <style:style style:name="P14" style:family="paragraph" style:parent-style-name="Heading_20_2">
      <style:text-properties fo:color="#000000"/>
    </style:style>
    <style:style style:name="P15" style:family="paragraph" style:parent-style-name="Heading_20_3">
      <style:text-properties officeooo:paragraph-rsid="00356601"/>
    </style:style>
    <style:style style:name="P16" style:family="paragraph" style:parent-style-name="Standard">
      <style:text-properties style:font-name="XO Thames" fo:font-size="12pt" fo:font-style="italic" fo:font-weight="normal" officeooo:rsid="00287e3f" officeooo:paragraph-rsid="0034de0b" style:font-size-asian="12pt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italic" officeooo:rsid="00287e3f" officeooo:paragraph-rsid="0034de0b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fo:font-style="normal" officeooo:rsid="002a8656" officeooo:paragraph-rsid="0034de0b" style:font-style-asian="normal" style:font-style-complex="normal"/>
    </style:style>
    <style:style style:name="P19" style:family="paragraph" style:parent-style-name="Standard">
      <style:paragraph-properties fo:text-align="center" style:justify-single-word="false">
        <style:tab-stops>
          <style:tab-stop style:position="1.4354in"/>
        </style:tab-stops>
      </style:paragraph-properties>
      <style:text-properties fo:font-style="normal" officeooo:rsid="00287e3f" officeooo:paragraph-rsid="0034de0b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bold" officeooo:rsid="00469fc2" officeooo:paragraph-rsid="0047e108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tyle="normal" fo:font-weight="bold" officeooo:rsid="00469fc2" officeooo:paragraph-rsid="0047e108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48f95b" officeooo:paragraph-rsid="0048f95b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tyle="normal" fo:font-weight="normal" officeooo:rsid="0048f95b" officeooo:paragraph-rsid="0048f95b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text-align="center" style:justify-single-word="false"/>
      <style:text-properties officeooo:paragraph-rsid="0020d7cf"/>
    </style:style>
    <style:style style:name="P26" style:family="paragraph" style:parent-style-name="Standard">
      <style:paragraph-properties fo:text-align="start" style:justify-single-word="false"/>
      <style:text-properties officeooo:rsid="0040edad" officeooo:paragraph-rsid="0040edad"/>
    </style:style>
    <style:style style:name="P27" style:family="paragraph" style:parent-style-name="Standard">
      <style:paragraph-properties fo:text-align="start" style:justify-single-word="false"/>
      <style:text-properties officeooo:rsid="0040edad" officeooo:paragraph-rsid="0041c47b"/>
    </style:style>
    <style:style style:name="P28" style:family="paragraph" style:parent-style-name="Standard">
      <style:text-properties officeooo:rsid="0040edad" officeooo:paragraph-rsid="0040edad"/>
    </style:style>
    <style:style style:name="P29" style:family="paragraph" style:parent-style-name="Standard">
      <style:paragraph-properties fo:text-align="center" style:justify-single-word="false"/>
      <style:text-properties officeooo:rsid="0040edad" officeooo:paragraph-rsid="0040edad"/>
    </style:style>
    <style:style style:name="P30" style:family="paragraph" style:parent-style-name="Standard">
      <style:paragraph-properties fo:text-align="start" style:justify-single-word="false"/>
      <style:text-properties officeooo:rsid="0042bb6e" officeooo:paragraph-rsid="0042bb6e"/>
    </style:style>
    <style:style style:name="P31" style:family="paragraph" style:parent-style-name="Standard">
      <style:paragraph-properties fo:text-align="center" style:justify-single-word="false"/>
      <style:text-properties officeooo:rsid="0042bb6e" officeooo:paragraph-rsid="0042bb6e"/>
    </style:style>
    <style:style style:name="P32" style:family="paragraph" style:parent-style-name="Standard">
      <style:text-properties officeooo:paragraph-rsid="0047e108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>
      <style:text-properties officeooo:rsid="004b44fd" officeooo:paragraph-rsid="004b44fd"/>
    </style:style>
    <style:style style:name="P35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38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d7cf" style:font-weight-asian="bold" style:font-weight-complex="bold"/>
    </style:style>
    <style:style style:name="T4" style:family="text">
      <style:text-properties officeooo:rsid="001d80ca"/>
    </style:style>
    <style:style style:name="T5" style:family="text">
      <style:text-properties officeooo:rsid="0020013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00135" style:font-style-asian="italic" style:font-style-complex="italic"/>
    </style:style>
    <style:style style:name="T8" style:family="text">
      <style:text-properties fo:font-style="italic" officeooo:rsid="0024d6e1" style:font-style-asian="italic" style:font-style-complex="italic"/>
    </style:style>
    <style:style style:name="T9" style:family="text">
      <style:text-properties fo:font-style="italic" officeooo:rsid="0026b67d" style:font-style-asian="italic" style:font-style-complex="italic"/>
    </style:style>
    <style:style style:name="T10" style:family="text">
      <style:text-properties fo:font-style="italic" officeooo:rsid="00414e21" style:font-style-asian="italic" style:font-style-complex="italic"/>
    </style:style>
    <style:style style:name="T11" style:family="text">
      <style:text-properties fo:font-style="italic" fo:font-weight="normal" officeooo:rsid="003aa03c" style:font-style-asian="italic" style:font-weight-asian="normal" style:font-style-complex="italic" style:font-weight-complex="normal"/>
    </style:style>
    <style:style style:name="T12" style:family="text">
      <style:text-properties officeooo:rsid="0020d7cf"/>
    </style:style>
    <style:style style:name="T13" style:family="text">
      <style:text-properties officeooo:rsid="00235ccc"/>
    </style:style>
    <style:style style:name="T14" style:family="text">
      <style:text-properties officeooo:rsid="0024d6e1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6b67d" style:font-style-asian="normal" style:font-style-complex="normal"/>
    </style:style>
    <style:style style:name="T17" style:family="text">
      <style:text-properties fo:font-style="normal" officeooo:rsid="0034de0b" style:font-style-asian="normal" style:font-style-complex="normal"/>
    </style:style>
    <style:style style:name="T18" style:family="text">
      <style:text-properties fo:font-style="normal" officeooo:rsid="00356601" style:font-style-asian="normal" style:font-style-complex="normal"/>
    </style:style>
    <style:style style:name="T19" style:family="text">
      <style:text-properties fo:font-style="normal" officeooo:rsid="00414e21" style:font-style-asian="normal" style:font-style-complex="normal"/>
    </style:style>
    <style:style style:name="T20" style:family="text">
      <style:text-properties fo:font-style="normal" fo:font-weight="bold" officeooo:rsid="00356601" style:font-style-asian="normal" style:font-weight-asian="bold" style:font-style-complex="normal" style:font-weight-complex="bold"/>
    </style:style>
    <style:style style:name="T21" style:family="text">
      <style:text-properties officeooo:rsid="002e9382"/>
    </style:style>
    <style:style style:name="T22" style:family="text">
      <style:text-properties officeooo:rsid="002ffb2c"/>
    </style:style>
    <style:style style:name="T23" style:family="text">
      <style:text-properties officeooo:rsid="003347aa"/>
    </style:style>
    <style:style style:name="T24" style:family="text">
      <style:text-properties officeooo:rsid="002220cf"/>
    </style:style>
    <style:style style:name="T25" style:family="text">
      <style:text-properties officeooo:rsid="0026b67d"/>
    </style:style>
    <style:style style:name="T26" style:family="text">
      <style:text-properties officeooo:rsid="003651f0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3aa03c" style:font-weight-asian="normal" style:font-weight-complex="normal"/>
    </style:style>
    <style:style style:name="T29" style:family="text">
      <style:text-properties fo:font-weight="normal" officeooo:rsid="003c32a5" style:font-weight-asian="normal" style:font-weight-complex="normal"/>
    </style:style>
    <style:style style:name="T30" style:family="text">
      <style:text-properties fo:font-weight="normal" officeooo:rsid="003d9af7" style:font-weight-asian="normal" style:font-weight-complex="normal"/>
    </style:style>
    <style:style style:name="T31" style:family="text">
      <style:text-properties fo:font-weight="normal" officeooo:rsid="003ef9cb" style:font-weight-asian="normal" style:font-weight-complex="normal"/>
    </style:style>
    <style:style style:name="T32" style:family="text">
      <style:text-properties fo:font-weight="normal" officeooo:rsid="0047e108" style:font-weight-asian="normal" style:font-weight-complex="normal"/>
    </style:style>
    <style:style style:name="T33" style:family="text">
      <style:text-properties fo:font-weight="normal" officeooo:rsid="002ffb2c" style:font-weight-asian="normal" style:font-weight-complex="normal"/>
    </style:style>
    <style:style style:name="T34" style:family="text">
      <style:text-properties fo:font-weight="normal" officeooo:rsid="0048f95b" style:font-weight-asian="normal" style:font-weight-complex="normal"/>
    </style:style>
    <style:style style:name="T35" style:family="text">
      <style:text-properties officeooo:rsid="00414e21"/>
    </style:style>
    <style:style style:name="T36" style:family="text">
      <style:text-properties style:font-name="XO Thames" fo:font-size="12pt" officeooo:rsid="0040edad" style:font-size-asian="12pt"/>
    </style:style>
    <style:style style:name="T37" style:family="text">
      <style:text-properties officeooo:rsid="0047e10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8">Table of Contents</text:p>
          </text:index-title>
          <text:p text:style-name="P37"><text:a xlink:type="simple" xlink:href="#__RefHeading___Toc115_2946742858" text:style-name="Index_20_Link" text:visited-style-name="Index_20_Link">Неделя 2<text:tab/>1</text:a></text:p>
          <text:p text:style-name="P35"><text:a xlink:type="simple" xlink:href="#__RefHeading___Toc117_2946742858" text:style-name="Index_20_Link" text:visited-style-name="Index_20_Link">Гипотеза компактности<text:tab/>1</text:a></text:p>
          <text:p text:style-name="P35"><text:a xlink:type="simple" xlink:href="#__RefHeading___Toc121_2946742858" text:style-name="Index_20_Link" text:visited-style-name="Index_20_Link">Метод k ближайших соседей<text:tab/>1</text:a></text:p>
          <text:p text:style-name="P36"><text:a xlink:type="simple" xlink:href="#__RefHeading___Toc209_2908981149" text:style-name="Index_20_Link" text:visited-style-name="Index_20_Link">Обучающая выборка<text:tab/>1</text:a></text:p>
          <text:p text:style-name="P36"><text:a xlink:type="simple" xlink:href="#__RefHeading___Toc211_2908981149" text:style-name="Index_20_Link" text:visited-style-name="Index_20_Link">Задача классификации<text:tab/>1</text:a></text:p>
          <text:p text:style-name="P36"><text:a xlink:type="simple" xlink:href="#__RefHeading___Toc221_2908981149" text:style-name="Index_20_Link" text:visited-style-name="Index_20_Link">Задача регрессии<text:tab/>2</text:a></text:p>
          <text:p text:style-name="P36"><text:a xlink:type="simple" xlink:href="#__RefHeading___Toc233_2908981149" text:style-name="Index_20_Link" text:visited-style-name="Index_20_Link">Метрика<text:tab/>2</text:a></text:p>
          <text:p text:style-name="P36"><text:a xlink:type="simple" xlink:href="#__RefHeading___Toc235_2908981149" text:style-name="Index_20_Link" text:visited-style-name="Index_20_Link">Вес<text:tab/>3</text:a></text:p>
          <text:p text:style-name="P35"><text:a xlink:type="simple" xlink:href="#__RefHeading___Toc249_2908981149" text:style-name="Index_20_Link" text:visited-style-name="Index_20_Link">Термины<text:tab/>3</text:a></text:p>
          <text:p text:style-name="P37"><text:a xlink:type="simple" xlink:href="#__RefHeading___Toc251_2908981149" text:style-name="Index_20_Link" text:visited-style-name="Index_20_Link">Неделя 3<text:tab/>3</text:a></text:p>
        </text:index-body>
      </text:table-of-content>
      <text:h text:style-name="Heading_20_1" text:outline-level="1"><text:bookmark-start text:name="__RefHeading___Toc115_2946742858"/>Неделя 2<text:bookmark-end text:name="__RefHeading___Toc115_2946742858"/></text:h>
      <text:p text:style-name="P34">Общая процедура построения модели:</text:p>
      <text:p text:style-name="P34">1. Выбор функции потерь.</text:p>
      <text:p text:style-name="P34">2. Выбор способа оценки обобщающей способности (отложенная выборка, кросс-валидация)</text:p>
      <text:p text:style-name="P34">3. Разбиение выборки</text:p>
      <text:p text:style-name="P34">4. Обучение модели с разными гиперпараметрами, подбор лучших вариантов</text:p>
      <text:p text:style-name="P34">5. Возможно, проверка модели на тестовой выборке.</text:p>
      <text:h text:style-name="P14" text:outline-level="2"><text:bookmark-start text:name="__RefHeading___Toc117_2946742858"/>Гипотеза компактности<text:bookmark-end text:name="__RefHeading___Toc117_2946742858"/></text:h>
      <text:p text:style-name="Standard">Если два объекта похожи друг на друга, то и ответы <text:span text:style-name="T21">на </text:span>этих объектах будут тоже похожи.</text:p>
      <text:h text:style-name="Heading_20_2" text:outline-level="2"><text:bookmark-start text:name="__RefHeading___Toc121_2946742858"/>Метод k ближайших соседей<text:bookmark-end text:name="__RefHeading___Toc121_2946742858"/></text:h>
      <text:p text:style-name="Standard">Подходит для задач классификации и регрессии.</text:p>
      <text:h text:style-name="Heading_20_3" text:outline-level="3"><text:bookmark-start text:name="__RefHeading___Toc209_2908981149"/>Обучающая выборка<text:bookmark-end text:name="__RefHeading___Toc209_2908981149"/></text:h>
      <text:p text:style-name="P1"><draw:frame draw:style-name="fr1" draw:name="Object1" text:anchor-type="as-char" svg:y="-0.2181in" svg:width="1.1453in" svg:height="0.377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2"><text:span text:style-name="T1">Обучение</text:span><text:span text:style-name="T27"> </text:span><text:span text:style-name="T33">—</text:span><text:span text:style-name="T27"> </text:span><text:span text:style-name="T32">з</text:span>апоминание <text:span text:style-name="T4">обучающей выборки.</text:span></text:p>
      <text:h text:style-name="P15" text:outline-level="3"><text:bookmark-start text:name="__RefHeading___Toc211_2908981149"/>Задача классификации<text:bookmark-end text:name="__RefHeading___Toc211_2908981149"/></text:h>
      <text:p text:style-name="P13">Ответы из множества:</text:p>
      <text:p text:style-name="P12"><draw:frame draw:style-name="fr1" draw:name="Object2" text:anchor-type="as-char" svg:y="-0.1484in" svg:width="1.4717in" svg:height="0.2091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><text:span text:style-name="T5">1. </text:span><text:span text:style-name="T2">Сортируем </text:span>объекты обучающей выборки по близости к объекту <text:span text:style-name="T7">х</text:span>. <draw:frame draw:style-name="fr1" draw:name="Object3" text:anchor-type="as-char" svg:y="-0.152in" svg:width="2.4654in" svg:height="0.222in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><text:span text:style-name="T12">2. </text:span><text:span text:style-name="T3">Выбираем</text:span><text:span text:style-name="T12"> </text:span>k ближайших <text:span text:style-name="T12">объектов </text:span><text:span text:style-name="T12"><draw:frame draw:style-name="fr1" draw:name="Object4" text:anchor-type="as-char" svg:y="-0.1484in" svg:width="0.8409in" svg:height="0.2189in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3">3. <text:span text:style-name="T2">Определяем</text:span> наиболее популярный ответ:</text:p>
      <text:p text:style-name="P25"><draw:frame draw:style-name="fr1" draw:name="Object5" text:anchor-type="as-char" svg:y="-0.2807in" svg:width="2.0654in" svg:height="0.4484in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27">где <draw:frame draw:style-name="fr2" draw:name="Object18" text:anchor-type="as-char" svg:y="-0.1484in" svg:width="0.2311in" svg:height="0.2091in" draw:z-index="15"><draw:object xlink:href="./Object 18" xlink:type="simple" xlink:show="embed" xlink:actuate="onLoad"/><draw:image xlink:href="./ObjectReplacements/Object 18" xlink:type="simple" xlink:show="embed" xlink:actuate="onLoad"/></draw:frame><text:span text:style-name="T22">— вес</text:span>.</text:p>
      <text:p text:style-name="P33">Ошибка</text:p>
      <text:p text:style-name="Standard">Доля ошибок <text:span text:style-name="T26">(error rate):</text:span></text:p>
      <text:p text:style-name="P1"><text:bookmark-start text:name="__RefHeading___Toc213_2908981149"/><text:soft-page-break/><draw:frame draw:style-name="fr2" draw:name="Object16" text:anchor-type="as-char" svg:y="-0.2807in" svg:width="1.9083in" svg:height="0.4484in" draw:z-index="23"><draw:object xlink:href="./Object 17" xlink:type="simple" xlink:show="embed" xlink:actuate="onLoad"/><draw:image xlink:href="./ObjectReplacements/Object 17" xlink:type="simple" xlink:show="embed" xlink:actuate="onLoad"/><svg:desc>formula</svg:desc></draw:frame><text:bookmark-end text:name="__RefHeading___Toc213_2908981149"/></text:p>
      <text:p text:style-name="Standard"><text:bookmark-start text:name="__RefHeading___Toc215_2908981149"/>Доля верных ответов (accuracy):<text:bookmark-end text:name="__RefHeading___Toc215_2908981149"/></text:p>
      <text:p text:style-name="P1"><text:bookmark-start text:name="__RefHeading___Toc217_2908981149"/><draw:frame draw:style-name="fr2" draw:name="Object17" text:anchor-type="as-char" svg:y="-0.2807in" svg:width="1.9083in" svg:height="0.4484in" draw:z-index="22"><draw:object xlink:href="./Object 16" xlink:type="simple" xlink:show="embed" xlink:actuate="onLoad"/><draw:image xlink:href="./ObjectReplacements/Object 16" xlink:type="simple" xlink:show="embed" xlink:actuate="onLoad"/><svg:desc>formula</svg:desc></draw:frame><text:bookmark-end text:name="__RefHeading___Toc217_2908981149"/></text:p>
      <text:p text:style-name="Standard"><text:bookmark-start text:name="__RefHeading___Toc219_2908981149"/>При <text:span text:style-name="T37">анализе качества модели</text:span> необходимо учитывать баланс классов в данных обучающей выборки. <text:span text:style-name="T37">Доля верных ответов может совпасть с долей какого-то конкретного класса: даже если часы стоят, они показывают точное время два раза в день.</text:span><text:bookmark-end text:name="__RefHeading___Toc219_2908981149"/></text:p>
      <text:h text:style-name="Heading_20_3" text:outline-level="3"><text:bookmark-start text:name="__RefHeading___Toc221_2908981149"/>Задача регрессии<text:bookmark-end text:name="__RefHeading___Toc221_2908981149"/></text:h>
      <text:p text:style-name="Standard"><text:bookmark-start text:name="__RefHeading___Toc223_2908981149"/><text:span text:style-name="T18">1. </text:span><text:span text:style-name="T20">Сортируем</text:span><text:span text:style-name="T18"> объекты </text:span><draw:frame draw:style-name="fr1" draw:name="Object23" text:anchor-type="as-char" svg:y="-0.152in" svg:width="2.4654in" svg:height="0.222in" draw:z-index="20"><draw:object xlink:href="./Object 23" xlink:type="simple" xlink:show="embed" xlink:actuate="onLoad"/><draw:image xlink:href="./ObjectReplacements/Object 23" xlink:type="simple" xlink:show="embed" xlink:actuate="onLoad"/><svg:desc>formula</svg:desc></draw:frame><text:bookmark-end text:name="__RefHeading___Toc223_2908981149"/></text:p>
      <text:p text:style-name="Standard"><text:bookmark-start text:name="__RefHeading___Toc225_2908981149"/>2. <text:span text:style-name="T2">Выбираем</text:span> k ближайших соседей <draw:frame draw:style-name="fr1" draw:name="Object24" text:anchor-type="as-char" svg:y="-0.1484in" svg:width="0.8409in" svg:height="0.2189in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text:s/><text:bookmark-end text:name="__RefHeading___Toc225_2908981149"/></text:p>
      <text:p text:style-name="Standard"><text:bookmark-start text:name="__RefHeading___Toc227_2908981149"/>2. Результат определяем <text:span text:style-name="T2">усредняя</text:span> по k ближайшим соседям:<text:bookmark-end text:name="__RefHeading___Toc227_2908981149"/></text:p>
      <text:p text:style-name="P1"><text:bookmark-start text:name="__RefHeading___Toc229_2908981149"/><draw:frame draw:style-name="fr2" draw:name="Object25" text:anchor-type="as-char" svg:y="-0.4366in" svg:width="1.4453in" svg:height="0.778in" draw:z-index="24"><draw:object xlink:href="./Object 25" xlink:type="simple" xlink:show="embed" xlink:actuate="onLoad"/><draw:image xlink:href="./ObjectReplacements/Object 25" xlink:type="simple" xlink:show="embed" xlink:actuate="onLoad"/></draw:frame><text:bookmark-end text:name="__RefHeading___Toc229_2908981149"/></text:p>
      <text:p text:style-name="Standard"><text:bookmark-start text:name="__RefHeading___Toc231_2908981149"/>формула Надарая-Ватсона.<text:bookmark-end text:name="__RefHeading___Toc231_2908981149"/></text:p>
      <text:p text:style-name="P20">Ошибка<text:span text:style-name="T27"> — </text:span><text:span text:style-name="T32">среднеквадратичная ошибка </text:span><text:span text:style-name="T34">(MSE)</text:span><text:span text:style-name="T32">:</text:span></text:p>
      <text:p text:style-name="P21"><draw:frame draw:style-name="fr2" draw:name="Object26" text:anchor-type="as-char" svg:y="-0.2807in" svg:width="1.9071in" svg:height="0.4484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2">или средняя абсолютная ошибка (MAE):</text:p>
      <text:p text:style-name="P23"><draw:frame draw:style-name="fr2" draw:name="Object27" text:anchor-type="as-char" svg:y="-0.2807in" svg:width="1.8661in" svg:height="0.4484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h text:style-name="Heading_20_3" text:outline-level="3"><text:bookmark-start text:name="__RefHeading___Toc233_2908981149"/>Метрика<text:bookmark-end text:name="__RefHeading___Toc233_2908981149"/></text:h>
      <text:p text:style-name="P11"><text:span text:style-name="T24">1.</text:span><text:span text:style-name="T24"><draw:frame draw:style-name="fr1" draw:name="Object6" text:anchor-type="as-char" svg:y="-0.152in" svg:width="1.2756in" svg:height="0.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4">— если объекты разные, то расстояние между ними всегда больше 0.</text:span></text:p>
      <text:p text:style-name="P4">2.<draw:frame draw:style-name="fr1" draw:name="Object8" text:anchor-type="as-char" svg:y="-0.152in" svg:width="1.1689in" svg:height="0.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22">—</text:span> <text:span text:style-name="T22">симметричность.</text:span></text:p>
      <text:p text:style-name="P4">3.<draw:frame draw:style-name="fr1" draw:name="Object9" text:anchor-type="as-char" svg:y="-0.152in" svg:width="1.7583in" svg:height="0.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22">—</text:span> <text:span text:style-name="T13">неравенство треугольника.</text:span></text:p>
      <text:p text:style-name="P7">Примеры метрик</text:p>
      <text:p text:style-name="P16">Для числовых признаков:</text:p>
      <text:p text:style-name="P10">1. Евклидова метрика:</text:p>
      <text:p text:style-name="P8"><draw:frame draw:style-name="fr1" draw:name="Object7" text:anchor-type="as-char" svg:y="-0.3154in" svg:width="1.6429in" svg:height="0.483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9">2. Манхэттенская метрика:</text:p>
      <text:p text:style-name="P8"><draw:frame draw:style-name="fr1" draw:name="Object10" text:anchor-type="as-char" svg:y="-0.2807in" svg:width="1.4425in" svg:height="0.448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9">В машинном обучении, эта метрика полезна, если в <text:span text:style-name="T22">выборке есть </text:span>выбросы: какие-то объекты сильно отличающиеся от других.</text:p>
      <text:p text:style-name="P9">3. Метрика Минковского:</text:p>
      <text:p text:style-name="P8"><draw:frame draw:style-name="fr1" draw:name="Object11" text:anchor-type="as-char" svg:y="-0.3154in" svg:width="1.6071in" svg:height="0.4835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9"><text:soft-page-break/>Является обобщением Евклидовой и Менхэттенской метрик. <text:span text:style-name="T14">Можно подбирать </text:span><text:span text:style-name="T8">p</text:span><text:span text:style-name="T14"> под конкретную задачу для минимизации ошибков. При </text:span><text:span text:style-name="T14"><draw:frame draw:style-name="fr1" draw:name="Object15" text:anchor-type="as-char" svg:y="-0.1484in" svg:width="0.448in" svg:height="0.1839in" draw:z-index="12"><draw:object xlink:href="./Object 15" xlink:type="simple" xlink:show="embed" xlink:actuate="onLoad"/><draw:image xlink:href="./ObjectReplacements/Object 15" xlink:type="simple" xlink:show="embed" xlink:actuate="onLoad"/></draw:frame></text:span><text:span text:style-name="T16">получаем Ман</text:span><text:span text:style-name="T17">х</text:span><text:span text:style-name="T16">эттенскую метрику. При </text:span><text:span text:style-name="T16"><draw:frame draw:style-name="fr1" draw:name="Object14" text:anchor-type="as-char" svg:y="-0.1484in" svg:width="0.4071in" svg:height="0.183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">— </text:span><text:span text:style-name="T16">Евклидову.</text:span></text:p>
      <text:p text:style-name="P17"><text:span text:style-name="T25">Д</text:span>ля категориальных признаков:</text:p>
      <text:p text:style-name="P6">1. Подсчёт различий</text:p>
      <text:p text:style-name="P19"><draw:frame draw:style-name="fr1" draw:name="Object12" text:anchor-type="as-char" svg:y="-0.2807in" svg:width="1.4835in" svg:height="0.4484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5">Ни как не учитывается особенност<text:span text:style-name="T23">и разных</text:span> категорий признаков.</text:p>
      <text:p text:style-name="P5">2. Сравнение по частотам</text:p>
      <text:p text:style-name="P18"><draw:frame draw:style-name="fr1" draw:name="Object13" text:anchor-type="as-char" svg:y="-0.4366in" svg:width="2.1484in" svg:height="0.778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h text:style-name="Heading_20_3" text:outline-level="3"><text:bookmark-start text:name="__RefHeading___Toc235_2908981149"/>Вес<text:bookmark-end text:name="__RefHeading___Toc235_2908981149"/></text:h>
      <text:p text:style-name="Standard"><text:bookmark-start text:name="__RefHeading___Toc237_2908981149"/>Самый простой вариант:<text:bookmark-end text:name="__RefHeading___Toc237_2908981149"/></text:p>
      <text:p text:style-name="P1"><text:bookmark-start text:name="__RefHeading___Toc239_2908981149"/><draw:frame draw:style-name="fr2" draw:name="Object22" text:anchor-type="as-char" svg:y="-0.2437in" svg:width="0.9752in" svg:height="0.4217in" draw:z-index="19"><draw:object xlink:href="./Object 22" xlink:type="simple" xlink:show="embed" xlink:actuate="onLoad"/><draw:image xlink:href="./ObjectReplacements/Object 22" xlink:type="simple" xlink:show="embed" xlink:actuate="onLoad"/></draw:frame><text:bookmark-end text:name="__RefHeading___Toc239_2908981149"/></text:p>
      <text:p text:style-name="P28">Парзеновское окно:</text:p>
      <text:p text:style-name="P29"><draw:frame draw:style-name="fr2" draw:name="Object19" text:anchor-type="as-char" svg:y="-0.2937in" svg:width="1.2465in" svg:height="0.4654in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26">где <text:span text:style-name="T6">h</text:span> — ширина окна. <text:span text:style-name="T35">Функция </text:span><text:span text:style-name="T10">K(x)</text:span><text:span text:style-name="T35"> подбирается так чтобы в случае если </text:span><text:span text:style-name="T10">x</text:span><text:span text:style-name="T35"> = 1 функция имеет нормальное значение, а при сильном росте </text:span><text:span text:style-name="T10">x </text:span><text:span text:style-name="T19">её значение стремится к 0. Таким образом, если </text:span><text:span text:style-name="T19"><draw:frame draw:style-name="fr2" draw:name="Object20" text:anchor-type="as-char" svg:y="-0.089in" svg:width="0.1701in" svg:height="0.1311in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19"><text:s/>равно </text:span><text:span text:style-name="T10">h</text:span><text:span text:style-name="T19">, то всё хорошо.</text:span></text:p>
      <text:p text:style-name="P30"><text:span text:style-name="T19">П</text:span><text:span text:style-name="T15">ример K(x), гауссовское ядро:</text:span></text:p>
      <text:p text:style-name="P31"><text:span text:style-name="T15"><draw:frame draw:style-name="fr2" draw:name="Object21" text:anchor-type="as-char" svg:y="-0.2638in" svg:width="1.9346in" svg:height="0.4335in" draw:z-index="18"><draw:object xlink:href="./Object 21" xlink:type="simple" xlink:show="embed" xlink:actuate="onLoad"/><draw:image xlink:href="./ObjectReplacements/Object 21" xlink:type="simple" xlink:show="embed" xlink:actuate="onLoad"/></draw:frame></text:span></text:p>
      <text:h text:style-name="Heading_20_2" text:outline-level="2"><text:bookmark-start text:name="__RefHeading___Toc249_2908981149"/>Термины<text:bookmark-end text:name="__RefHeading___Toc249_2908981149"/></text:h>
      <text:p text:style-name="Standard"><text:bookmark-start text:name="__RefHeading___Toc241_2908981149"/><text:span text:style-name="T2">Гиперпараметр</text:span> — параметр, который нельзя подбирать на обучающей выборке. <text:s/>Например, k на обучающей выборке всегда будет равно 1.<text:bookmark-end text:name="__RefHeading___Toc241_2908981149"/></text:p>
      <text:p text:style-name="Standard"><text:bookmark-start text:name="__RefHeading___Toc243_2908981149"/><text:span text:style-name="T2">Отложенная выборка</text:span><text:span text:style-name="T27"> — исходные данные делятся на несколько выборок: обучающая — для обучения, валидационная — для </text:span><text:span text:style-name="T30">подбора</text:span><text:span text:style-name="T27"> гиперпараметров, тестовая — для </text:span><text:span text:style-name="T31">оценки </text:span><text:span text:style-name="T27">качества модели.</text:span><text:bookmark-end text:name="__RefHeading___Toc243_2908981149"/></text:p>
      <text:p text:style-name="Standard"><text:bookmark-start text:name="__RefHeading___Toc245_2908981149"/><text:span text:style-name="T2">Кросс-валидация</text:span><text:span text:style-name="T27"> — исходные данные разбиваются на несколько блоков и по очереди применяют каждый блок в роли обучающей, валидационной и тестовой выборок. При этом каждый объект выступает в каждой роли. </text:span><text:span text:style-name="T28">Разбиение называется <text:s/>фолд, fold. Если количество фолдов n равно количеству объектов — </text:span><text:span text:style-name="T29">это</text:span><text:span text:style-name="T28"> leave-one-out. Обычно </text:span><text:span text:style-name="T11">n</text:span><text:span text:style-name="T28"> = 3, </text:span><text:span text:style-name="T11">n</text:span><text:span text:style-name="T28"> = 5 или </text:span><text:span text:style-name="T11">n</text:span><text:span text:style-name="T28"> = 10.</text:span><text:bookmark-end text:name="__RefHeading___Toc245_2908981149"/></text:p>
      <text:p text:style-name="Standard"><text:bookmark-start text:name="__RefHeading___Toc247_2908981149"/><text:span text:style-name="T2">Переобучение</text:span><text:span text:style-name="T27"> — слишком сильный подгон на обучающую выборку. При переобучении качество модели на обучающей выборке хорошее, на новых данных — плохое.</text:span><text:bookmark-end text:name="__RefHeading___Toc247_2908981149"/></text:p>
      <text:h text:style-name="Heading_20_1" text:outline-level="1"><text:bookmark-start text:name="__RefHeading___Toc251_2908981149"/>Неделя 3<text:bookmark-end text:name="__RefHeading___Toc251_290898114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XO Thames" svg:font-family="'XO Thame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XO Thames" fo:font-size="12pt" fo:letter-spacing="normal" fo:language="ru" fo:country="RU" style:letter-kerning="false" style:font-name-asian="DejaVu Sans" style:font-size-asian="12pt" style:language-asian="zh" style:country-asian="CN" style:font-name-complex="Free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XO Thames" fo:font-size="12pt" fo:letter-spacing="normal" fo:language="ru" fo:country="RU" style:letter-kerning="false" style:font-name-asian="DejaVu Sans" style:font-size-asian="12pt" style:language-asian="zh" style:country-asian="CN" style:font-name-complex="Free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text-align="start" style:justify-single-word="false" fo:orphans="2" fo:widows="2" fo:text-indent="0in" style:auto-text-indent="false" style:writing-mode="lr-tb"/>
    </style:style>
    <style:style style:name="Contents_20_4" style:display-name="Contents 4" style:family="paragraph" style:parent-style-name="Standard" style:default-outline-level="" style:class="index">
      <style:paragraph-properties fo:margin-left="0.4165in" fo:margin-right="0in" fo:text-align="start" style:justify-single-word="false" fo:orphans="2" fo:widows="2" fo:text-indent="0in" style:auto-text-indent="false" style:writing-mode="lr-tb"/>
    </style:style>
    <style:style style:name="Contents_20_6" style:display-name="Contents 6" style:family="paragraph" style:parent-style-name="Standard" style:default-outline-level="" style:class="index">
      <style:paragraph-properties fo:margin-left="0.6945in" fo:margin-right="0in" fo:text-align="start" style:justify-single-word="false" fo:orphans="2" fo:widows="2" fo:text-indent="0in" style:auto-text-indent="false" style:writing-mode="lr-tb"/>
    </style:style>
    <style:style style:name="Contents_20_7" style:display-name="Contents 7" style:family="paragraph" style:parent-style-name="Standard" style:default-outline-level="" style:class="index">
      <style:paragraph-properties fo:margin-left="0.8335in" fo:margin-right="0in" fo:text-align="start" style:justify-single-word="false" fo:orphans="2" fo:widows="2" fo:text-indent="0in" style:auto-text-indent="false" style:writing-mode="lr-tb"/>
    </style:style>
    <style:style style:name="Heading_20_3" style:display-name="Heading 3" style:family="paragraph" style:parent-style-name="Standard" style:default-outline-level="3" style:list-style-name="" style:class="text">
      <style:paragraph-properties fo:text-align="start" style:justify-single-word="false" fo:orphans="2" fo:widows="2" style:writing-mode="lr-tb"/>
      <style:text-properties fo:color="#000000" style:font-name="XO Thames" fo:font-family="'XO Thames'" style:font-family-generic="roman" style:font-pitch="variable" fo:font-style="italic" fo:font-weight="bold" style:font-style-asian="italic" style:font-weight-asian="bold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text-align="start" style:justify-single-word="false" fo:orphans="2" fo:widows="2" fo:text-indent="0in" style:auto-text-indent="false" style:writing-mode="lr-tb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0835in" fo:margin-bottom="0.0835in" loext:contextual-spacing="false" fo:text-align="start" style:justify-single-word="false" fo:orphans="2" fo:widows="2" style:writing-mode="lr-tb"/>
      <style:text-properties fo:color="#000000"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0835in" fo:margin-bottom="0.0835in" loext:contextual-spacing="false" fo:text-align="start" style:justify-single-word="false" fo:orphans="2" fo:widows="2" style:writing-mode="lr-tb"/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text-underline-style="solid" style:text-underline-width="auto" style:text-underline-color="font-color"/>
    </style:style>
    <style:style style:name="Footnote" style:family="paragraph" style:parent-style-name="Standard" style:default-outline-level="" style:class="extra">
      <style:paragraph-properties fo:text-align="start" style:justify-single-word="false" fo:orphans="2" fo:widows="2" style:writing-mode="lr-tb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text-align="start" style:justify-single-word="false" fo:orphans="2" fo:widows="2" fo:text-indent="0in" style:auto-text-indent="false" style:writing-mode="lr-tb"/>
      <style:text-properties style:font-name="XO Thames" fo:font-family="'XO Thames'" style:font-family-generic="roman" style:font-pitch="variable" fo:font-weight="bold" style:font-weight-asian="bold"/>
    </style:style>
    <style:style style:name="Header_20_and_20_Footer" style:display-name="Header and Footer" style:family="paragraph" style:default-outline-level="">
      <style:paragraph-properties fo:line-height="150%" fo:text-align="start" style:justify-single-word="false" fo:orphans="2" fo:widows="2" style:writing-mode="lr-tb"/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paragraph" style:parent-style-name="Standard" style:default-outline-level="" style:class="index">
      <style:paragraph-properties fo:margin-left="1.111in" fo:margin-right="0in" fo:text-align="start" style:justify-single-word="false" fo:orphans="2" fo:widows="2" fo:text-indent="0in" style:auto-text-indent="false" style:writing-mode="lr-tb"/>
    </style:style>
    <style:style style:name="Contents_20_8" style:display-name="Contents 8" style:family="paragraph" style:parent-style-name="Standard" style:default-outline-level="" style:class="index">
      <style:paragraph-properties fo:margin-left="0.972in" fo:margin-right="0in" fo:text-align="start" style:justify-single-word="false" fo:orphans="2" fo:widows="2" fo:text-indent="0in" style:auto-text-indent="false" style:writing-mode="lr-tb"/>
    </style:style>
    <style:style style:name="Contents_20_5" style:display-name="Contents 5" style:family="paragraph" style:parent-style-name="Standard" style:default-outline-level="" style:class="index">
      <style:paragraph-properties fo:margin-left="0.5555in" fo:margin-right="0in" fo:text-align="start" style:justify-single-word="false" fo:orphans="2" fo:widows="2" fo:text-indent="0in" style:auto-text-indent="false" style:writing-mode="lr-tb"/>
    </style:style>
    <style:style style:name="Subtitle" style:family="paragraph" style:parent-style-name="Standard" style:default-outline-level="" style:class="chapter">
      <style:paragraph-properties fo:text-align="start" style:justify-single-word="false" fo:orphans="2" fo:widows="2" style:writing-mode="lr-tb"/>
      <style:text-properties fo:color="#616161" style:font-name="XO Thames" fo:font-family="'XO Thames'" style:font-family-generic="roman" style:font-pitch="variable" fo:font-size="12pt" fo:font-style="italic" style:font-size-asian="12pt" style:font-style-asian="italic"/>
    </style:style>
    <style:style style:name="toc_20_10" style:display-name="toc 10" style:family="paragraph" style:default-outline-level="">
      <style:paragraph-properties fo:margin-left="1.25in" fo:margin-right="0in" fo:text-align="start" style:justify-single-word="false" fo:orphans="2" fo:widows="2" fo:text-indent="0in" style:auto-text-indent="false" style:writing-mode="lr-tb"/>
    </style:style>
    <style:style style:name="Title" style:family="paragraph" style:parent-style-name="Standard" style:default-outline-level="" style:class="chapter">
      <style:paragraph-properties fo:text-align="start" style:justify-single-word="false" fo:orphans="2" fo:widows="2" style:writing-mode="lr-tb"/>
      <style:text-properties style:font-name="XO Thames" fo:font-family="'XO Thames'" style:font-family-generic="roman" style:font-pitch="variable" fo:font-size="26pt" fo:font-weight="bold" style:font-size-asian="26pt" style:font-weight-asian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835in" fo:margin-bottom="0.0835in" loext:contextual-spacing="false" fo:text-align="start" style:justify-single-word="false" fo:orphans="2" fo:widows="2" style:writing-mode="lr-tb"/>
      <style:text-properties fo:color="#595959" style:font-name="XO Thames" fo:font-family="'XO Thames'" style:font-family-generic="roman" style:font-pitch="variable" fo:font-size="13pt" fo:font-weight="bold" style:font-size-asian="13pt" style:font-weight-asian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in" fo:margin-top="0.0835in" fo:margin-bottom="0.0835in" loext:contextual-spacing="false" fo:line-height="100%" fo:text-align="start" style:justify-single-word="false" fo:orphans="2" fo:widows="2" fo:text-indent="0in" style:auto-text-indent="false" style:writing-mode="lr-tb"/>
      <style:text-properties fo:color="#000000" style:font-name="XO Thames" fo:font-family="'XO Thames'" style:font-family-generic="roman" style:font-pitch="variable" fo:font-size="13pt" fo:letter-spacing="normal" fo:font-weight="bold" style:font-size-asian="13pt" style:font-weight-asian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tandard" style:family="text">
      <style:text-properties style:font-name="XO Thames" fo:font-family="'XO Thames'" style:font-family-generic="roman" style:font-pitch="variable" fo:font-size="12pt" style:font-size-asian="12pt"/>
    </style:style>
    <style:style style:name="Contents_20_2" style:display-name="Contents 2" style:family="text"/>
    <style:style style:name="Contents_20_4" style:display-name="Contents 4" style:family="text"/>
    <style:style style:name="Contents_20_6" style:display-name="Contents 6" style:family="text"/>
    <style:style style:name="Contents_20_7" style:display-name="Contents 7" style:family="text"/>
    <style:style style:name="Heading_20_3" style:display-name="Heading 3" style:family="text">
      <style:text-properties fo:color="#000000" style:font-name="XO Thames" fo:font-family="'XO Thames'" style:font-family-generic="roman" style:font-pitch="variable" fo:font-style="italic" fo:font-weight="bold" style:font-style-asian="italic" style:font-weight-asian="bold"/>
    </style:style>
    <style:style style:name="Contents_20_3" style:display-name="Contents 3" style:family="text"/>
    <style:style style:name="Heading_20_5" style:display-name="Heading 5" style:family="text">
      <style:text-properties fo:color="#000000"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text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" style:family="text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>
      <style:text-properties style:font-name="XO Thames" fo:font-family="'XO Thames'" style:font-family-generic="roman" style:font-pitch="variable" fo:font-weight="bold" style:font-weight-asian="bold"/>
    </style:style>
    <style:style style:name="Header_20_and_20_Footer" style:display-name="Header and Footer" style:family="text"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text"/>
    <style:style style:name="Contents_20_8" style:display-name="Contents 8" style:family="text"/>
    <style:style style:name="Contents_20_5" style:display-name="Contents 5" style:family="text"/>
    <style:style style:name="Subtitle" style:family="text">
      <style:text-properties fo:color="#616161" style:font-name="XO Thames" fo:font-family="'XO Thames'" style:font-family-generic="roman" style:font-pitch="variable" fo:font-size="12pt" fo:font-style="italic" style:font-size-asian="12pt" style:font-style-asian="italic"/>
    </style:style>
    <style:style style:name="toc_20_10" style:display-name="toc 10" style:family="text"/>
    <style:style style:name="Title" style:family="text">
      <style:text-properties style:font-name="XO Thames" fo:font-family="'XO Thames'" style:font-family-generic="roman" style:font-pitch="variable" fo:font-size="26pt" fo:font-weight="bold" style:font-size-asian="26pt" style:font-weight-asian="bold"/>
    </style:style>
    <style:style style:name="Heading_20_4" style:display-name="Heading 4" style:family="text">
      <style:text-properties fo:color="#595959" style:font-name="XO Thames" fo:font-family="'XO Thames'" style:font-family-generic="roman" style:font-pitch="variable" fo:font-size="13pt" fo:font-weight="bold" style:font-size-asian="13pt" style:font-weight-asian="bold"/>
    </style:style>
    <style:style style:name="Heading_20_2" style:display-name="Heading 2" style:family="text">
      <style:text-properties fo:color="#000000" style:font-name="XO Thames" fo:font-family="'XO Thames'" style:font-family-generic="roman" style:font-pitch="variable" fo:font-size="13pt" fo:letter-spacing="normal" fo:font-weight="bold" style:font-size-asian="13pt" style:font-weight-asian="bold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2DT20H44M10S</meta:editing-duration>
    <meta:generator>LibreOffice/6.1.5.2$Linux_X86_64 LibreOffice_project/10$Build-2</meta:generator>
    <dc:date>2020-02-17T13:02:03.806825596</dc:date>
    <meta:editing-cycles>53</meta:editing-cycles>
    <meta:document-statistic meta:table-count="0" meta:image-count="0" meta:object-count="27" meta:page-count="3" meta:paragraph-count="83" meta:word-count="448" meta:character-count="3132" meta:non-whitespace-character-count="2729"/>
    <meta:user-defined meta:name="DocSecurity" meta:value-type="float">0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X</mi>
        <mo stretchy="false">=</mo>
        <mrow>
          <mo fence="true" stretchy="false">(</mo>
          <mrow>
            <mrow>
              <msub>
                <mi>x</mi>
                <mi>i</mi>
              </msub>
              <mi>,</mi>
              <msub>
                <mi>y</mi>
                <mi>i</mi>
              </msub>
            </mrow>
          </mrow>
          <mo fence="true" stretchy="false">)</mo>
        </mrow>
      </mrow>
      <mtable>
        <mtr>
          <mtd columnalign="left">
            <mi>l</mi>
          </mtd>
        </mtr>
        <mtr>
          <mtd>
            <mrow>
              <mi>i</mi>
              <mo stretchy="false">=</mo>
              <mn>1</mn>
            </mrow>
          </mtd>
        </mtr>
      </mtable>
      <mi>.</mi>
    </mrow>
    <annotation encoding="StarMath 5.0">X=(x_{i}, y_{i}) binom{alignl l}{i=1} .</annotation>
  </semantics>
</math>
</file>

<file path=Object 10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sqrt>
          <mrow>
            <munderover>
              <mo stretchy="false">∑</mo>
              <mrow>
                <mi>j</mi>
                <mo stretchy="false">=</mo>
                <mn>1</mn>
              </mrow>
              <mi>d</mi>
            </munderover>
            <msup>
              <mrow>
                <mo fence="true" stretchy="false">(</mo>
                <mrow>
                  <mrow>
                    <msub>
                      <mi>x</mi>
                      <mi>j</mi>
                    </msub>
                    <mo stretchy="false">−</mo>
                    <msub>
                      <mi>z</mi>
                      <mi>j</mi>
                    </msub>
                  </mrow>
                </mrow>
                <mo fence="true" stretchy="false">)</mo>
              </mrow>
              <mn>2</mn>
            </msup>
          </mrow>
        </msqrt>
      </mrow>
      <mi>.</mi>
    </mrow>
    <annotation encoding="StarMath 5.0">%rho( x,z )= sqrt{ sum from{j=1} to{d} ( x_{j}-z_{j} )^{2} } .</annotation>
  </semantics>
</math>
</file>

<file path=Object 11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d</mi>
          </munderover>
          <mrow>
            <mo fence="true" stretchy="false">|</mo>
            <mrow>
              <mrow>
                <msub>
                  <mi>x</mi>
                  <mi>j</mi>
                </msub>
                <mo stretchy="false">−</mo>
                <msub>
                  <mi>z</mi>
                  <mi>j</mi>
                </msub>
              </mrow>
            </mrow>
            <mo fence="true" stretchy="false">|</mo>
          </mrow>
        </mrow>
      </mrow>
      <mi>.</mi>
    </mrow>
    <annotation encoding="StarMath 5.0">%rho( x,z )= sum from{j=1} to{d} lline x_{j}-z_{j} rline .</annotation>
  </semantics>
</math>
</file>

<file path=Object 1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ot>
          <mrow>
            <munderover>
              <mo stretchy="false">∑</mo>
              <mrow>
                <mi>j</mi>
                <mo stretchy="false">=</mo>
                <mn>1</mn>
              </mrow>
              <mi>d</mi>
            </munderover>
            <msup>
              <mrow>
                <mo fence="true" stretchy="false">|</mo>
                <mrow>
                  <mrow>
                    <msub>
                      <mi>x</mi>
                      <mi>j</mi>
                    </msub>
                    <mo stretchy="false">−</mo>
                    <msub>
                      <mi>z</mi>
                      <mi>j</mi>
                    </msub>
                  </mrow>
                </mrow>
                <mo fence="true" stretchy="false">|</mo>
              </mrow>
              <mi>p</mi>
            </msup>
          </mrow>
          <mi>p</mi>
        </mroot>
      </mrow>
      <mi>.</mi>
    </mrow>
    <annotation encoding="StarMath 5.0">%rho( x,z ) = nroot{p}{ sum from{j=1} to{d} lline x_{j}-z_{j} rline  ^{p} } .</annotation>
  </semantics>
</math>
</file>

<file path=Object 13/content.xml><?xml version="1.0" encoding="utf-8"?>
<math xmlns="http://www.w3.org/1998/Math/MathML" display="block">
  <semantics>
    <mrow>
      <mi>p</mi>
      <mo stretchy="false">=</mo>
      <mn>2</mn>
    </mrow>
    <annotation encoding="StarMath 5.0">p = 2</annotation>
  </semantics>
</math>
</file>

<file path=Object 1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d</mi>
          </munderover>
          <mrow>
            <mo fence="true" stretchy="false">[</mo>
            <mrow>
              <mrow>
                <msub>
                  <mi>x</mi>
                  <mi>j</mi>
                </msub>
                <mo stretchy="false">≠</mo>
                <msub>
                  <mi>z</mi>
                  <mi>j</mi>
                </msub>
              </mrow>
            </mrow>
            <mo fence="true" stretchy="false">]</mo>
          </mrow>
        </mrow>
      </mrow>
      <mi>.</mi>
    </mrow>
    <annotation encoding="StarMath 5.0">%rho( x,z ) = sum from{j = 1} to {d} [x_{j} &lt;&gt; z_{j}].</annotation>
  </semantics>
</math>
</file>

<file path=Object 15/content.xml><?xml version="1.0" encoding="utf-8"?>
<math xmlns="http://www.w3.org/1998/Math/MathML" display="block">
  <semantics>
    <mrow>
      <mi>p</mi>
      <mo stretchy="false">=</mo>
      <mn>1,</mn>
    </mrow>
    <annotation encoding="StarMath 5.0">p = 1,</annotation>
  </semantics>
</math>
</file>

<file path=Object 1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=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 a, X ) = 1 over l sum from { i = 1 } to  l  [ a ( x_i )  = y_i ].</annotation>
  </semantics>
</math>
</file>

<file path=Object 1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i>.</mi>
    </mrow>
    <annotation encoding="StarMath 5.0">Q( a, X ) = 1 over l sum from { i = 1 } to  l  [ a ( x_i )  &lt;&gt; y_i ].</annotation>
  </semantics>
</math>
</file>

<file path=Object 18/content.xml><?xml version="1.0" encoding="utf-8"?>
<math xmlns="http://www.w3.org/1998/Math/MathML" display="block">
  <semantics>
    <msub>
      <mi>w</mi>
      <mi>i</mi>
    </msub>
    <annotation encoding="StarMath 5.0">w_i</annotation>
  </semantics>
</math>
</file>

<file path=Object 19/content.xml><?xml version="1.0" encoding="utf-8"?>
<math xmlns="http://www.w3.org/1998/Math/MathML" display="block">
  <semantics>
    <mrow>
      <mrow>
        <msub>
          <mi>w</mi>
          <mi>i</mi>
        </msub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x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  <mi>,</mi>
    </mrow>
    <annotation encoding="StarMath 5.0">w_i = K left ( { %rho ( x, x_i ) } over h right ),</annotation>
  </semantics>
</math>
</file>

<file path=Object 2/content.xml><?xml version="1.0" encoding="utf-8"?>
<math xmlns="http://www.w3.org/1998/Math/MathML" display="block">
  <semantics>
    <mrow>
      <mrow>
        <msub>
          <mi>y</mi>
          <mi>i</mi>
        </msub>
        <mo stretchy="false">∈</mo>
        <mi mathvariant="normal">Υ</mi>
      </mrow>
      <mi>,</mi>
      <mrow>
        <mi mathvariant="normal">Υ</mi>
        <mo stretchy="false">=</mo>
        <mrow>
          <mo fence="true" stretchy="false">{</mo>
          <mrow>
            <mrow>
              <mn>1,</mn>
              <mn>...</mn>
              <mi>,</mi>
              <mi>K</mi>
            </mrow>
          </mrow>
          <mo fence="true" stretchy="false">}</mo>
        </mrow>
      </mrow>
      <mi>.</mi>
    </mrow>
    <annotation encoding="StarMath 5.0">y_{i} in %UPSILON, %UPSILON = lbrace 1, ..., K rbrace .</annotation>
  </semantics>
</math>
</file>

<file path=Object 20/content.xml><?xml version="1.0" encoding="utf-8"?>
<math xmlns="http://www.w3.org/1998/Math/MathML" display="block">
  <semantics>
    <mi>ρ</mi>
    <annotation encoding="StarMath 5.0">%rho</annotation>
  </semantics>
</math>
</file>

<file path=Object 21/content.xml><?xml version="1.0" encoding="utf-8"?>
<math xmlns="http://www.w3.org/1998/Math/MathML" display="block">
  <semantics>
    <mrow>
      <mi>K</mi>
      <mrow>
        <mrow>
          <mo fence="true" stretchy="false">(</mo>
          <mrow>
            <mi>z</mi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>π</mi>
              </mrow>
            </mrow>
            <mo fence="true" stretchy="false">)</mo>
          </mrow>
          <mrow>
            <mo stretchy="false">−</mo>
            <mn>0,5</mn>
          </mrow>
        </msup>
      </mrow>
      <mi>exp</mi>
      <mrow>
        <mo fence="true" stretchy="true">(</mo>
        <mrow>
          <mrow>
            <mrow>
              <mo stretchy="false">−</mo>
              <mfrac>
                <mn>1</mn>
                <mn>2</mn>
              </mfrac>
            </mrow>
            <msup>
              <mi>z</mi>
              <mn>2</mn>
            </msup>
          </mrow>
        </mrow>
        <mo fence="true" stretchy="true">)</mo>
      </mrow>
      <mi>.</mi>
    </mrow>
    <annotation encoding="StarMath 5.0">K( z ) = ( 2 %pi ) ^ { -0,5 } exp left ( - {1 over 2} z^2 right ).</annotation>
  </semantics>
</math>
</file>

<file path=Object 22/content.xml><?xml version="1.0" encoding="utf-8"?>
<math xmlns="http://www.w3.org/1998/Math/MathML" display="block">
  <semantics>
    <mrow>
      <mrow>
        <msub>
          <mi>w</mi>
          <mi>i</mi>
        </msub>
        <mo stretchy="false">=</mo>
        <mfrac>
          <mn>1</mn>
          <mrow>
            <mi>ρ</mi>
            <mrow>
              <mo fence="true" stretchy="false">(</mo>
              <mrow>
                <mrow>
                  <mi>x</mi>
                  <mi>,</mi>
                  <msub>
                    <mi>x</mi>
                    <mi>i</mi>
                  </msub>
                </mrow>
              </mrow>
              <mo fence="true" stretchy="false">)</mo>
            </mrow>
          </mrow>
        </mfrac>
      </mrow>
      <mi>.</mi>
    </mrow>
    <annotation encoding="StarMath 5.0">w_i = 1 over {  %rho ( x, x_i ) }.</annotation>
  </semantics>
</math>
</file>

<file path=Object 2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1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2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n>...</mn>
        <mo stretchy="false">≤</mo>
        <mi>ρ</mi>
      </mrow>
      <mrow>
        <mo fence="true" stretchy="false">(</mo>
        <mrow>
          <mrow>
            <mi>x</mi>
            <mi>,</mi>
            <msub>
              <mi>x</mi>
              <mrow>
                <mo fence="true" stretchy="false">(</mo>
                <mrow>
                  <mi>l</mi>
                </mrow>
                <mo fence="true" stretchy="false">)</mo>
              </mrow>
            </msub>
          </mrow>
        </mrow>
        <mo fence="true" stretchy="false">)</mo>
      </mrow>
      <mi>.</mi>
    </mrow>
    <annotation encoding="StarMath 5.0">%rho (x, x_{ (1) }) &lt;= %rho (x, x_{ (2) })  &lt;= ... &lt;= %rho (x, x_{ (l) }).</annotation>
  </semantics>
</math>
</file>

<file path=Object 24/content.xml><?xml version="1.0" encoding="utf-8"?>
<math xmlns="http://www.w3.org/1998/Math/MathML" display="block">
  <semantics>
    <mrow>
      <msub>
        <mi>x</mi>
        <mrow>
          <mo fence="true" stretchy="false">(</mo>
          <mrow>
            <mn>1</mn>
          </mrow>
          <mo fence="true" stretchy="false">)</mo>
        </mrow>
      </msub>
      <mi>,</mi>
      <mn>...</mn>
      <mi>,</mi>
      <msub>
        <mi>x</mi>
        <mrow>
          <mo fence="true" stretchy="false">(</mo>
          <mrow>
            <mi>k</mi>
          </mrow>
          <mo fence="true" stretchy="false">)</mo>
        </mrow>
      </msub>
      <mi>.</mi>
    </mrow>
    <annotation encoding="StarMath 5.0">x_{(1)}, ..., x_{(k)}.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o stretchy="false">∑</mo>
              <mtable>
                <mtr>
                  <mtd columnalign="left">
                    <mi>k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sub>
              <mi>w</mi>
              <mi>i</mi>
            </msub>
            <msub>
              <mi>y</mi>
              <mrow>
                <mo fence="true" stretchy="false">(</mo>
                <mrow>
                  <mi>i</mi>
                </mrow>
                <mo fence="true" stretchy="false">)</mo>
              </mrow>
            </msub>
          </mrow>
          <mrow>
            <mrow>
              <mo stretchy="false">∑</mo>
              <mtable>
                <mtr>
                  <mtd columnalign="left">
                    <mi>k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sub>
              <mi>w</mi>
              <mi>i</mi>
            </msub>
          </mrow>
        </mfrac>
      </mrow>
    </mrow>
    <annotation encoding="StarMath 5.0">a( x ) = { sum binom { alignl k } { i = 1 } w_i y_{ (i) } } over { sum binom { alignl k } { i = 1 } w_i }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sup>
          <mrow>
            <mo fence="true" stretchy="false">(</mo>
            <mrow>
              <mrow>
                <mi>a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sub>
                    <mi>y</mi>
                    <mi>i</mi>
                  </msub>
                </mrow>
              </mrow>
            </mrow>
            <mo fence="true" stretchy="false">)</mo>
          </mrow>
          <mn>2</mn>
        </msup>
      </mrow>
    </mrow>
    <annotation encoding="StarMath 5.0">Q( a, X ) = 1 over l sum from { i = 1 } to  l  ( a ( x_i ) - y_i )^{2}</annotation>
  </semantics>
</math>
</file>

<file path=Object 2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a</mi>
              <mi>,</mi>
              <mi>X</mi>
            </mrow>
          </mrow>
          <mo fence="true" stretchy="false">)</mo>
        </mrow>
        <mo stretchy="false">=</mo>
        <mfrac>
          <mn>1</mn>
          <mi>l</mi>
        </mfrac>
      </mrow>
      <mrow>
        <munderover>
          <mo stretchy="false">∑</mo>
          <mrow>
            <mi>i</mi>
            <mo stretchy="false">=</mo>
            <mn>1</mn>
          </mrow>
          <mi>l</mi>
        </munderover>
        <mrow>
          <mo fence="true" stretchy="false">|</mo>
          <mrow>
            <mrow>
              <mi>a</mi>
              <mrow>
                <mrow>
                  <mo fence="true" stretchy="false">(</mo>
                  <mrow>
                    <msub>
                      <mi>x</mi>
                      <mi>i</mi>
                    </msub>
                  </mrow>
                  <mo fence="true" stretchy="false">)</mo>
                </mrow>
                <mo stretchy="false">−</mo>
                <msub>
                  <mi>y</mi>
                  <mi>i</mi>
                </msub>
              </mrow>
            </mrow>
          </mrow>
          <mo fence="true" stretchy="false">|</mo>
        </mrow>
      </mrow>
      <mn>.</mn>
    </mrow>
    <annotation encoding="StarMath 5.0">Q( a, X ) = 1 over l sum from { i = 1 } to  l  lline a ( x_i ) - y_i rline.  </annotation>
  </semantics>
</math>
</file>

<file path=Object 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1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sub>
                <mi>x</mi>
                <mrow>
                  <mo fence="true" stretchy="false">(</mo>
                  <mrow>
                    <mn>2</mn>
                  </mrow>
                  <mo fence="true" stretchy="false">)</mo>
                </mrow>
              </msub>
            </mrow>
          </mrow>
          <mo fence="true" stretchy="false">)</mo>
        </mrow>
        <mo stretchy="false">≤</mo>
        <mn>...</mn>
        <mo stretchy="false">≤</mo>
        <mi>ρ</mi>
      </mrow>
      <mrow>
        <mo fence="true" stretchy="false">(</mo>
        <mrow>
          <mrow>
            <mi>x</mi>
            <mi>,</mi>
            <msub>
              <mi>x</mi>
              <mrow>
                <mo fence="true" stretchy="false">(</mo>
                <mrow>
                  <mi>l</mi>
                </mrow>
                <mo fence="true" stretchy="false">)</mo>
              </mrow>
            </msub>
          </mrow>
        </mrow>
        <mo fence="true" stretchy="false">)</mo>
      </mrow>
      <mi>.</mi>
    </mrow>
    <annotation encoding="StarMath 5.0">%rho (x, x_{ (1) }) &lt;= %rho (x, x_{ (2) })  &lt;= ... &lt;= %rho (x, x_{ (l) }).</annotation>
  </semantics>
</math>
</file>

<file path=Object 4/content.xml><?xml version="1.0" encoding="utf-8"?>
<math xmlns="http://www.w3.org/1998/Math/MathML" display="block">
  <semantics>
    <mrow>
      <msub>
        <mi>x</mi>
        <mrow>
          <mo fence="true" stretchy="false">(</mo>
          <mrow>
            <mn>1</mn>
          </mrow>
          <mo fence="true" stretchy="false">)</mo>
        </mrow>
      </msub>
      <mi>,</mi>
      <mn>...</mn>
      <mi>,</mi>
      <msub>
        <mi>x</mi>
        <mrow>
          <mo fence="true" stretchy="false">(</mo>
          <mrow>
            <mi>k</mi>
          </mrow>
          <mo fence="true" stretchy="false">)</mo>
        </mrow>
      </msub>
      <mi>.</mi>
    </mrow>
    <annotation encoding="StarMath 5.0">x_{(1)}, ..., x_{(k)}.</annotation>
  </semantics>
</math>
</file>

<file path=Object 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under>
          <mi mathvariant="italic">argmax</mi>
          <mrow>
            <mi>y</mi>
            <mo stretchy="false">∈</mo>
            <mi mathvariant="normal">Υ</mi>
          </mrow>
        </munder>
      </mrow>
      <mrow>
        <munderover>
          <mo stretchy="false">∑</mo>
          <mrow>
            <mi>i</mi>
            <mo stretchy="false">=</mo>
            <mn>1</mn>
          </mrow>
          <mi>k</mi>
        </munderover>
        <msub>
          <mi>w</mi>
          <mi>i</mi>
        </msub>
      </mrow>
      <mrow>
        <mo fence="true" stretchy="false">[</mo>
        <mrow>
          <mrow>
            <msub>
              <mi>y</mi>
              <mrow>
                <mo fence="true" stretchy="false">(</mo>
                <mrow>
                  <mi>i</mi>
                </mrow>
                <mo fence="true" stretchy="false">)</mo>
              </mrow>
            </msub>
            <mo stretchy="false">=</mo>
            <mi>y</mi>
          </mrow>
        </mrow>
        <mo fence="true" stretchy="false">]</mo>
      </mrow>
      <mi>,</mi>
    </mrow>
    <annotation encoding="StarMath 5.0">a( x ) = argmax csub{ y in %UPSILON } sum from{i = 1} to k w_i [y_{(i)}=y],</annotation>
  </semantics>
</math>
</file>

<file path=Object 6/content.xml><?xml version="1.0" encoding="utf-8"?>
<math xmlns="http://www.w3.org/1998/Math/MathML" display="block">
  <semantics>
    <mrow>
      <msub>
        <mi>p</mi>
        <mi>j</mi>
      </msub>
      <mrow>
        <mrow>
          <mo fence="true" stretchy="false">(</mo>
          <mrow>
            <mi>c</mi>
          </mrow>
          <mo fence="true" stretchy="false">)</mo>
        </mrow>
        <mo stretchy="false">=</mo>
        <mfrac>
          <mrow>
            <mrow>
              <mo stretchy="false">∑</mo>
              <mtable>
                <mtr>
                  <mtd columnalign="left">
                    <mi>l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row>
              <mo fence="true" stretchy="false">[</mo>
              <mrow>
                <mrow>
                  <msub>
                    <mi>x</mi>
                    <mi mathvariant="italic">ij</mi>
                  </msub>
                  <mo stretchy="false">=</mo>
                  <mi>c</mi>
                </mrow>
              </mrow>
              <mo fence="true" stretchy="false">]</mo>
            </mrow>
            <mrow>
              <mo fence="true" stretchy="false">[</mo>
              <mrow>
                <mrow>
                  <msub>
                    <mi>y</mi>
                    <mi>i</mi>
                  </msub>
                  <mo stretchy="false">=</mo>
                  <mn>1</mn>
                </mrow>
              </mrow>
              <mo fence="true" stretchy="false">]</mo>
            </mrow>
          </mrow>
          <mrow>
            <mrow>
              <mo stretchy="false">∑</mo>
              <mtable>
                <mtr>
                  <mtd columnalign="left">
                    <mi>l</mi>
                  </mtd>
                </mtr>
                <mtr>
                  <mtd>
                    <mrow>
                      <mi>i</mi>
                      <mo stretchy="false">=</mo>
                      <mn>1</mn>
                    </mrow>
                  </mtd>
                </mtr>
              </mtable>
            </mrow>
            <mrow>
              <mo fence="true" stretchy="false">[</mo>
              <mrow>
                <mrow>
                  <msub>
                    <mi>x</mi>
                    <mi mathvariant="italic">ij</mi>
                  </msub>
                  <mo stretchy="false">=</mo>
                  <mi>c</mi>
                </mrow>
              </mrow>
              <mo fence="true" stretchy="false">]</mo>
            </mrow>
          </mrow>
        </mfrac>
      </mrow>
      <mi>.</mi>
    </mrow>
    <annotation encoding="StarMath 5.0">p_{ j }( c ) = { sum binom{alignl l}{i=1} [x_{ij}=c][y_{i} = 1]  } over {sum binom{alignl l}{i=1} [x_{ij} = c]}.</annotation>
  </semantics>
</math>
</file>

<file path=Object 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z</mi>
      </mrow>
    </mrow>
    <annotation encoding="StarMath 5.0">%rho (x,z) = 0  dlrarrow x = z</annotation>
  </semantics>
</math>
</file>

<file path=Object 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z</mi>
            <mi>,</mi>
            <mi>x</mi>
          </mrow>
        </mrow>
        <mo fence="true" stretchy="false">)</mo>
      </mrow>
    </mrow>
    <annotation encoding="StarMath 5.0">%rho (x,z) = %rho (z, x) </annotation>
  </semantics>
</math>
</file>

<file path=Object 9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≤</mo>
        <mi>ρ</mi>
      </mrow>
      <mrow>
        <mrow>
          <mo fence="true" stretchy="false">(</mo>
          <mrow>
            <mrow>
              <mi>x</mi>
              <mi>,</mi>
              <mi>v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v</mi>
            <mi>,</mi>
            <mi>z</mi>
          </mrow>
        </mrow>
        <mo fence="true" stretchy="false">)</mo>
      </mrow>
    </mrow>
    <annotation encoding="StarMath 5.0">%rho (x,z) &lt;= %rho (x, v) + %rho( v,z )</annotation>
  </semantics>
</math>
</file>